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2" style:family="table-cell" style:parent-style-name="Default" style:data-style-name="N37"/>
    <style:style style:name="ce2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1" table:number-columns-repeated="1010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10" table:formula="of:=([.J2]-[.J1])/[.L2]*5" office:value-type="time" office:time-value="PT39H03M36.176470588S" calcext:value-type="time">
            <text:p>39:03</text:p>
          </table:table-cell>
          <table:table-cell office:value-type="string" calcext:value-type="string">
            <text:p>Current Total Time</text:p>
          </table:table-cell>
          <table:table-cell table:style-name="ce10" table:formula="of:=SUM([.D2:.D10000])" office:value-type="time" office:time-value="PT86H21M00S" calcext:value-type="time">
            <text:p>86:21</text:p>
          </table:table-cell>
          <table:table-cell office:value-type="string" calcext:value-type="string">
            <text:p>Done (%)</text:p>
          </table:table-cell>
          <table:table-cell table:style-name="ce29" table:formula="of:=[.J1]/[.J2]" office:value-type="percentage" office:value="0.0513988095238095" calcext:value-type="percentage">
            <text:p>5.139881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10" table:formula="of:=[.J1]/[.L5]*5" office:value-type="time" office:time-value="PT04H04M23.20754717S" calcext:value-type="time">
            <text:p>04:04</text:p>
          </table:table-cell>
          <table:table-cell office:value-type="string" calcext:value-type="string">
            <text:p>Total Time</text:p>
          </table:table-cell>
          <table:table-cell table:style-name="ce10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$1:.A$1048576])" office:value-type="float" office:value="204" calcext:value-type="float">
            <text:p>204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10" table:formula="of:=IF([.H1]-[$Sheet3.F1]/[.H1] &gt; 0; [.H1]-[$Sheet3.F1]/[.H1]; 0 )" office:value-type="time" office:time-value="PT32H02M42.75194199S" calcext:value-type="time">
            <text:p>32:02</text:p>
          </table:table-cell>
          <table:table-cell office:value-type="string" calcext:value-type="string">
            <text:p>Due By</text:p>
          </table:table-cell>
          <table:table-cell table:style-name="ce1" office:value-type="date" office:date-value="2022-06-30" calcext:value-type="date">
            <text:p>30/06/2022</text:p>
          </table:table-cell>
          <table:table-cell office:value-type="string" calcext:value-type="string">
            <text:p>Days Done</text:p>
          </table:table-cell>
          <table:table-cell table:formula="of:=MAX([.A$1:.A$1048576])-[.A2]" office:value-type="float" office:value="187" calcext:value-type="float">
            <text:p>187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19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10" table:formula="of:=[$Sheet3.F1]" office:value-type="time" office:time-value="PT11H25M00S" calcext:value-type="time">
            <text:p>11:25</text:p>
          </table:table-cell>
          <table:table-cell/>
          <table:table-cell table:style-name="ce19"/>
          <table:table-cell office:value-type="string" calcext:value-type="string">
            <text:p>Days Break</text:p>
          </table:table-cell>
          <table:table-cell table:style-name="ce19" table:formula="of:=SUM([.O2:.O10000])" office:value-type="float" office:value="81" calcext:value-type="float">
            <text:p>81</text:p>
          </table:table-cell>
          <table:table-cell table:number-columns-repeated="2"/>
          <table:table-cell table:formula="of:=[.N4]-[.M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10"/>
          <table:table-cell/>
          <table:table-cell table:style-name="ce14"/>
          <table:table-cell office:value-type="string" calcext:value-type="string">
            <text:p>Days Done (excl Break)</text:p>
          </table:table-cell>
          <table:table-cell table:formula="of:=[.L3]-[.L4]" office:value-type="float" office:value="106" calcext:value-type="float">
            <text:p>106</text:p>
          </table:table-cell>
          <table:table-cell table:number-columns-repeated="2"/>
          <table:table-cell table:formula="of:=[.N5]-[.M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10"/>
          <table:table-cell table:number-columns-repeated="6"/>
          <table:table-cell table:formula="of:=[.N6]-[.M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18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8H00M00S" calcext:value-type="time">
            <text:p>06:00 PM</text:p>
          </table:table-cell>
          <table:table-cell table:formula="of:=([.C55]-[.B55]+([.C55]&lt;[.B55]))" office:value-type="time" office:time-value="PT00H20M00S" calcext:value-type="time">
            <text:p>00:20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56]-[.B56]+([.C56]&lt;[.B56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57]-[.B57]+([.C57]&lt;[.B57]))" office:value-type="time" office:time-value="PT00H00M00S" calcext:value-type="time">
            <text:p>00:00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58]-[.B58]+([.C58]&lt;[.B58]))" office:value-type="time" office:time-value="PT00H00M00S" calcext:value-type="time">
            <text:p>00:0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59]-[.B59]+([.C59]&lt;[.B59]))" office:value-type="time" office:time-value="PT00H00M00S" calcext:value-type="time">
            <text:p>00:0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0]-[.B60]+([.C60]&lt;[.B60]))" office:value-type="time" office:time-value="PT00H00M00S" calcext:value-type="time">
            <text:p>00:0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1]-[.B61]+([.C61]&lt;[.B61]))" office:value-type="time" office:time-value="PT00H00M00S" calcext:value-type="time">
            <text:p>00:0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2]-[.B62]+([.C62]&lt;[.B62]))" office:value-type="time" office:time-value="PT00H00M00S" calcext:value-type="time">
            <text:p>00:00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3]-[.B63]+([.C63]&lt;[.B63]))" office:value-type="time" office:time-value="PT00H00M00S" calcext:value-type="time">
            <text:p>00:0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4]-[.B64]+([.C64]&lt;[.B64]))" office:value-type="time" office:time-value="PT00H00M00S" calcext:value-type="time">
            <text:p>00:0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5]-[.B65]+([.C65]&lt;[.B65]))" office:value-type="time" office:time-value="PT00H00M00S" calcext:value-type="time">
            <text:p>00:0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6]-[.B66]+([.C66]&lt;[.B66]))" office:value-type="time" office:time-value="PT00H00M00S" calcext:value-type="time">
            <text:p>00:0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7]-[.B67]+([.C67]&lt;[.B67]))" office:value-type="time" office:time-value="PT00H00M00S" calcext:value-type="time">
            <text:p>00:00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8]-[.B68]+([.C68]&lt;[.B68]))" office:value-type="time" office:time-value="PT00H00M00S" calcext:value-type="time">
            <text:p>00:00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9]-[.B69]+([.C69]&lt;[.B69]))" office:value-type="time" office:time-value="PT00H00M00S" calcext:value-type="time">
            <text:p>00:00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0]-[.B70]+([.C70]&lt;[.B70]))" office:value-type="time" office:time-value="PT00H00M00S" calcext:value-type="time">
            <text:p>00:0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1]-[.B71]+([.C71]&lt;[.B71]))" office:value-type="time" office:time-value="PT00H00M00S" calcext:value-type="time">
            <text:p>00:00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2]-[.B72]+([.C72]&lt;[.B72]))" office:value-type="time" office:time-value="PT00H00M00S" calcext:value-type="time">
            <text:p>00:00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3]-[.B73]+([.C73]&lt;[.B73]))" office:value-type="time" office:time-value="PT00H00M00S" calcext:value-type="time">
            <text:p>00:00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4]-[.B74]+([.C74]&lt;[.B74]))" office:value-type="time" office:time-value="PT00H00M00S" calcext:value-type="time">
            <text:p>00:00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5]-[.B75]+([.C75]&lt;[.B75]))" office:value-type="time" office:time-value="PT00H00M00S" calcext:value-type="time">
            <text:p>00:00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6]-[.B76]+([.C76]&lt;[.B76]))" office:value-type="time" office:time-value="PT00H00M00S" calcext:value-type="time">
            <text:p>00:0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7]-[.B77]+([.C77]&lt;[.B77]))" office:value-type="time" office:time-value="PT00H00M00S" calcext:value-type="time">
            <text:p>00:00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8]-[.B78]+([.C78]&lt;[.B78]))" office:value-type="time" office:time-value="PT00H00M00S" calcext:value-type="time">
            <text:p>00:0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9]-[.B79]+([.C79]&lt;[.B79]))" office:value-type="time" office:time-value="PT00H00M00S" calcext:value-type="time">
            <text:p>00:0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0]-[.B80]+([.C80]&lt;[.B80]))" office:value-type="time" office:time-value="PT00H00M00S" calcext:value-type="time">
            <text:p>00:0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1]-[.B81]+([.C81]&lt;[.B81]))" office:value-type="time" office:time-value="PT00H00M00S" calcext:value-type="time">
            <text:p>00:0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2]-[.B82]+([.C82]&lt;[.B82]))" office:value-type="time" office:time-value="PT00H00M00S" calcext:value-type="time">
            <text:p>00:0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3]-[.B83]+([.C83]&lt;[.B83]))" office:value-type="time" office:time-value="PT00H00M00S" calcext:value-type="time">
            <text:p>00:00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4]-[.B84]+([.C84]&lt;[.B84]))" office:value-type="time" office:time-value="PT00H00M00S" calcext:value-type="time">
            <text:p>00:0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5]-[.B85]+([.C85]&lt;[.B85]))" office:value-type="time" office:time-value="PT00H00M00S" calcext:value-type="time">
            <text:p>00:0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6]-[.B86]+([.C86]&lt;[.B86]))" office:value-type="time" office:time-value="PT00H00M00S" calcext:value-type="time">
            <text:p>00:00</text:p>
          </table:table-cell>
          <table:table-cell/>
          <table:table-cell table:style-name="ce10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7]-[.B87]+([.C87]&lt;[.B87]))" office:value-type="time" office:time-value="PT00H00M00S" calcext:value-type="time">
            <text:p>00:00</text:p>
          </table:table-cell>
          <table:table-cell table:number-columns-repeated="2"/>
          <table:table-cell table:style-name="ce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8]-[.B88]+([.C88]&lt;[.B88]))" office:value-type="time" office:time-value="PT00H00M00S" calcext:value-type="time">
            <text:p>00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9]-[.B89]+([.C89]&lt;[.B89]))" office:value-type="time" office:time-value="PT00H00M00S" calcext:value-type="time">
            <text:p>00:0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0]-[.B90]+([.C90]&lt;[.B90]))" office:value-type="time" office:time-value="PT00H00M00S" calcext:value-type="time">
            <text:p>00:0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1]-[.B91]+([.C91]&lt;[.B91]))" office:value-type="time" office:time-value="PT00H00M00S" calcext:value-type="time">
            <text:p>00:00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2]-[.B92]+([.C92]&lt;[.B92]))" office:value-type="time" office:time-value="PT00H00M00S" calcext:value-type="time">
            <text:p>00:00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3]-[.B93]+([.C93]&lt;[.B93]))" office:value-type="time" office:time-value="PT00H00M00S" calcext:value-type="time">
            <text:p>00:00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4]-[.B94]+([.C94]&lt;[.B94]))" office:value-type="time" office:time-value="PT00H00M00S" calcext:value-type="time">
            <text:p>00:0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5]-[.B95]+([.C95]&lt;[.B95]))" office:value-type="time" office:time-value="PT00H00M00S" calcext:value-type="time">
            <text:p>00:00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6]-[.B96]+([.C96]&lt;[.B96]))" office:value-type="time" office:time-value="PT00H00M00S" calcext:value-type="time">
            <text:p>00:00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7]-[.B97]+([.C97]&lt;[.B97]))" office:value-type="time" office:time-value="PT00H00M00S" calcext:value-type="time">
            <text:p>00:0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8]-[.B98]+([.C98]&lt;[.B98]))" office:value-type="time" office:time-value="PT00H00M00S" calcext:value-type="time">
            <text:p>00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9]-[.B99]+([.C99]&lt;[.B99]))" office:value-type="time" office:time-value="PT00H00M00S" calcext:value-type="time">
            <text:p>00:0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0]-[.B100]+([.C100]&lt;[.B100]))" office:value-type="time" office:time-value="PT00H00M00S" calcext:value-type="time">
            <text:p>00:0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1]-[.B101]+([.C101]&lt;[.B101]))" office:value-type="time" office:time-value="PT00H00M00S" calcext:value-type="time">
            <text:p>00:0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2]-[.B102]+([.C102]&lt;[.B102]))" office:value-type="time" office:time-value="PT00H00M00S" calcext:value-type="time">
            <text:p>00:00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3]-[.B103]+([.C103]&lt;[.B103]))" office:value-type="time" office:time-value="PT00H00M00S" calcext:value-type="time">
            <text:p>00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4]-[.B104]+([.C104]&lt;[.B104]))" office:value-type="time" office:time-value="PT00H00M00S" calcext:value-type="time">
            <text:p>00:00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5]-[.B105]+([.C105]&lt;[.B105]))" office:value-type="time" office:time-value="PT00H00M00S" calcext:value-type="time">
            <text:p>00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6]-[.B106]+([.C106]&lt;[.B106]))" office:value-type="time" office:time-value="PT00H00M00S" calcext:value-type="time">
            <text:p>00:00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7]-[.B107]+([.C107]&lt;[.B107]))" office:value-type="time" office:time-value="PT00H00M00S" calcext:value-type="time">
            <text:p>00:00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8]-[.B108]+([.C108]&lt;[.B108]))" office:value-type="time" office:time-value="PT00H00M00S" calcext:value-type="time">
            <text:p>00:00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9]-[.B109]+([.C109]&lt;[.B109]))" office:value-type="time" office:time-value="PT00H00M00S" calcext:value-type="time">
            <text:p>00:0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0]-[.B110]+([.C110]&lt;[.B110]))" office:value-type="time" office:time-value="PT00H00M00S" calcext:value-type="time">
            <text:p>00:00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1]-[.B111]+([.C111]&lt;[.B111]))" office:value-type="time" office:time-value="PT00H00M00S" calcext:value-type="time">
            <text:p>00:0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2]-[.B112]+([.C112]&lt;[.B112]))" office:value-type="time" office:time-value="PT00H00M00S" calcext:value-type="time">
            <text:p>00:0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3]-[.B113]+([.C113]&lt;[.B113]))" office:value-type="time" office:time-value="PT00H00M00S" calcext:value-type="time">
            <text:p>00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4]-[.B114]+([.C114]&lt;[.B114]))" office:value-type="time" office:time-value="PT00H00M00S" calcext:value-type="time">
            <text:p>00:00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5]-[.B115]+([.C115]&lt;[.B115]))" office:value-type="time" office:time-value="PT00H00M00S" calcext:value-type="time">
            <text:p>00:0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6]-[.B116]+([.C116]&lt;[.B116]))" office:value-type="time" office:time-value="PT00H00M00S" calcext:value-type="time">
            <text:p>00:0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7]-[.B117]+([.C117]&lt;[.B117]))" office:value-type="time" office:time-value="PT00H00M00S" calcext:value-type="time">
            <text:p>00:0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8]-[.B118]+([.C118]&lt;[.B118]))" office:value-type="time" office:time-value="PT00H00M00S" calcext:value-type="time">
            <text:p>00:00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9]-[.B119]+([.C119]&lt;[.B119]))" office:value-type="time" office:time-value="PT00H00M00S" calcext:value-type="time">
            <text:p>00:00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0]-[.B120]+([.C120]&lt;[.B120]))" office:value-type="time" office:time-value="PT00H00M00S" calcext:value-type="time">
            <text:p>00:0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1]-[.B121]+([.C121]&lt;[.B121]))" office:value-type="time" office:time-value="PT00H00M00S" calcext:value-type="time">
            <text:p>00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2]-[.B122]+([.C122]&lt;[.B122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3]-[.B123]+([.C123]&lt;[.B123]))" office:value-type="time" office:time-value="PT00H00M00S" calcext:value-type="time">
            <text:p>00:0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4]-[.B124]+([.C124]&lt;[.B124]))" office:value-type="time" office:time-value="PT00H00M00S" calcext:value-type="time">
            <text:p>00:00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5]-[.B125]+([.C125]&lt;[.B125]))" office:value-type="time" office:time-value="PT00H00M00S" calcext:value-type="time">
            <text:p>00:00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6]-[.B126]+([.C126]&lt;[.B126]))" office:value-type="time" office:time-value="PT00H00M00S" calcext:value-type="time">
            <text:p>00:0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7]-[.B127]+([.C127]&lt;[.B127]))" office:value-type="time" office:time-value="PT00H00M00S" calcext:value-type="time">
            <text:p>00:00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8]-[.B128]+([.C128]&lt;[.B128]))" office:value-type="time" office:time-value="PT00H00M00S" calcext:value-type="time">
            <text:p>00:0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9]-[.B129]+([.C129]&lt;[.B129]))" office:value-type="time" office:time-value="PT00H00M00S" calcext:value-type="time">
            <text:p>00:00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0]-[.B130]+([.C130]&lt;[.B130]))" office:value-type="time" office:time-value="PT00H00M00S" calcext:value-type="time">
            <text:p>00:0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1]-[.B131]+([.C131]&lt;[.B131]))" office:value-type="time" office:time-value="PT00H00M00S" calcext:value-type="time">
            <text:p>00:00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2]-[.B132]+([.C132]&lt;[.B132]))" office:value-type="time" office:time-value="PT00H00M00S" calcext:value-type="time">
            <text:p>00:0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3]-[.B133]+([.C133]&lt;[.B133]))" office:value-type="time" office:time-value="PT00H00M00S" calcext:value-type="time">
            <text:p>00:00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4]-[.B134]+([.C134]&lt;[.B134]))" office:value-type="time" office:time-value="PT00H00M00S" calcext:value-type="time">
            <text:p>00:0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5]-[.B135]+([.C135]&lt;[.B135]))" office:value-type="time" office:time-value="PT00H00M00S" calcext:value-type="time">
            <text:p>00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6]-[.B136]+([.C136]&lt;[.B136]))" office:value-type="time" office:time-value="PT00H00M00S" calcext:value-type="time">
            <text:p>00:00</text:p>
          </table:table-cell>
          <table:table-cell table:number-columns-repeated="10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7]-[.B137]+([.C137]&lt;[.B137]))" office:value-type="time" office:time-value="PT00H00M00S" calcext:value-type="time">
            <text:p>00:00</text:p>
          </table:table-cell>
          <table:table-cell table:number-columns-repeated="10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8]-[.B138]+([.C138]&lt;[.B138]))" office:value-type="time" office:time-value="PT00H00M00S" calcext:value-type="time">
            <text:p>00:0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9]-[.B139]+([.C139]&lt;[.B139]))" office:value-type="time" office:time-value="PT00H00M00S" calcext:value-type="time">
            <text:p>00:0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0]-[.B140]+([.C140]&lt;[.B140]))" office:value-type="time" office:time-value="PT00H00M00S" calcext:value-type="time">
            <text:p>00:00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1]-[.B141]+([.C141]&lt;[.B141]))" office:value-type="time" office:time-value="PT00H00M00S" calcext:value-type="time">
            <text:p>00:0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2]-[.B142]+([.C142]&lt;[.B142]))" office:value-type="time" office:time-value="PT00H00M00S" calcext:value-type="time">
            <text:p>00:00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3]-[.B143]+([.C143]&lt;[.B143]))" office:value-type="time" office:time-value="PT00H00M00S" calcext:value-type="time">
            <text:p>00:00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4]-[.B144]+([.C144]&lt;[.B144]))" office:value-type="time" office:time-value="PT00H00M00S" calcext:value-type="time">
            <text:p>00:0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5]-[.B145]+([.C145]&lt;[.B145]))" office:value-type="time" office:time-value="PT00H00M00S" calcext:value-type="time">
            <text:p>00:0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6]-[.B146]+([.C146]&lt;[.B146]))" office:value-type="time" office:time-value="PT00H00M00S" calcext:value-type="time">
            <text:p>00:00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7]-[.B147]+([.C147]&lt;[.B147]))" office:value-type="time" office:time-value="PT00H00M00S" calcext:value-type="time">
            <text:p>00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8]-[.B148]+([.C148]&lt;[.B148]))" office:value-type="time" office:time-value="PT00H00M00S" calcext:value-type="time">
            <text:p>00:0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9]-[.B149]+([.C149]&lt;[.B149]))" office:value-type="time" office:time-value="PT00H00M00S" calcext:value-type="time">
            <text:p>00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0]-[.B150]+([.C150]&lt;[.B150]))" office:value-type="time" office:time-value="PT00H00M00S" calcext:value-type="time">
            <text:p>00:0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1]-[.B151]+([.C151]&lt;[.B151]))" office:value-type="time" office:time-value="PT00H00M00S" calcext:value-type="time">
            <text:p>00:00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2]-[.B152]+([.C152]&lt;[.B152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3]-[.B153]+([.C153]&lt;[.B153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4]-[.B154]+([.C154]&lt;[.B154]))" office:value-type="time" office:time-value="PT00H00M00S" calcext:value-type="time">
            <text:p>00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5]-[.B155]+([.C155]&lt;[.B155]))" office:value-type="time" office:time-value="PT00H00M00S" calcext:value-type="time">
            <text:p>00:00</text:p>
          </table:table-cell>
          <table:table-cell table:number-columns-repeated="10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6]-[.B156]+([.C156]&lt;[.B156]))" office:value-type="time" office:time-value="PT00H00M00S" calcext:value-type="time">
            <text:p>00:0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7]-[.B157]+([.C157]&lt;[.B157]))" office:value-type="time" office:time-value="PT00H00M00S" calcext:value-type="time">
            <text:p>00:0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8]-[.B158]+([.C158]&lt;[.B158]))" office:value-type="time" office:time-value="PT00H00M00S" calcext:value-type="time">
            <text:p>00:00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9]-[.B159]+([.C159]&lt;[.B159]))" office:value-type="time" office:time-value="PT00H00M00S" calcext:value-type="time">
            <text:p>00:00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0]-[.B160]+([.C160]&lt;[.B160]))" office:value-type="time" office:time-value="PT00H00M00S" calcext:value-type="time">
            <text:p>00:0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1]-[.B161]+([.C161]&lt;[.B161]))" office:value-type="time" office:time-value="PT00H00M00S" calcext:value-type="time">
            <text:p>00:0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2]-[.B162]+([.C162]&lt;[.B162]))" office:value-type="time" office:time-value="PT00H00M00S" calcext:value-type="time">
            <text:p>00:0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3]-[.B163]+([.C163]&lt;[.B163]))" office:value-type="time" office:time-value="PT00H00M00S" calcext:value-type="time">
            <text:p>00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4]-[.B164]+([.C164]&lt;[.B164]))" office:value-type="time" office:time-value="PT00H00M00S" calcext:value-type="time">
            <text:p>00:0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5]-[.B165]+([.C165]&lt;[.B165]))" office:value-type="time" office:time-value="PT00H00M00S" calcext:value-type="time">
            <text:p>00:0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6]-[.B166]+([.C166]&lt;[.B166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7]-[.B167]+([.C167]&lt;[.B167]))" office:value-type="time" office:time-value="PT00H00M00S" calcext:value-type="time">
            <text:p>00:0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8]-[.B168]+([.C168]&lt;[.B168]))" office:value-type="time" office:time-value="PT00H00M00S" calcext:value-type="time">
            <text:p>00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9]-[.B169]+([.C169]&lt;[.B169]))" office:value-type="time" office:time-value="PT00H00M00S" calcext:value-type="time">
            <text:p>00:00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0]-[.B170]+([.C170]&lt;[.B170]))" office:value-type="time" office:time-value="PT00H00M00S" calcext:value-type="time">
            <text:p>00:0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1]-[.B171]+([.C171]&lt;[.B171]))" office:value-type="time" office:time-value="PT00H00M00S" calcext:value-type="time">
            <text:p>00:00</text:p>
          </table:table-cell>
          <table:table-cell table:number-columns-repeated="6"/>
          <table:table-cell table:style-name="ce10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2]-[.B172]+([.C172]&lt;[.B172]))" office:value-type="time" office:time-value="PT00H00M00S" calcext:value-type="time">
            <text:p>00:0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3]-[.B173]+([.C173]&lt;[.B173]))" office:value-type="time" office:time-value="PT00H00M00S" calcext:value-type="time">
            <text:p>00:0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4]-[.B174]+([.C174]&lt;[.B174]))" office:value-type="time" office:time-value="PT00H00M00S" calcext:value-type="time">
            <text:p>00:0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5]-[.B175]+([.C175]&lt;[.B175]))" office:value-type="time" office:time-value="PT00H00M00S" calcext:value-type="time">
            <text:p>00:0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6]-[.B176]+([.C176]&lt;[.B176]))" office:value-type="time" office:time-value="PT00H00M00S" calcext:value-type="time">
            <text:p>00:0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7]-[.B177]+([.C177]&lt;[.B177]))" office:value-type="time" office:time-value="PT00H00M00S" calcext:value-type="time">
            <text:p>00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8]-[.B178]+([.C178]&lt;[.B178]))" office:value-type="time" office:time-value="PT00H00M00S" calcext:value-type="time">
            <text:p>00:00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9]-[.B179]+([.C179]&lt;[.B179]))" office:value-type="time" office:time-value="PT00H00M00S" calcext:value-type="time">
            <text:p>00:00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0]-[.B180]+([.C180]&lt;[.B180]))" office:value-type="time" office:time-value="PT00H00M00S" calcext:value-type="time">
            <text:p>00:00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1]-[.B181]+([.C181]&lt;[.B181]))" office:value-type="time" office:time-value="PT00H00M00S" calcext:value-type="time">
            <text:p>00:00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2]-[.B182]+([.C182]&lt;[.B182]))" office:value-type="time" office:time-value="PT00H00M00S" calcext:value-type="time">
            <text:p>00:00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3]-[.B183]+([.C183]&lt;[.B183]))" office:value-type="time" office:time-value="PT00H00M00S" calcext:value-type="time">
            <text:p>00:0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4]-[.B184]+([.C184]&lt;[.B184]))" office:value-type="time" office:time-value="PT00H00M00S" calcext:value-type="time">
            <text:p>00:00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5]-[.B185]+([.C185]&lt;[.B185]))" office:value-type="time" office:time-value="PT00H00M00S" calcext:value-type="time">
            <text:p>00:00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6]-[.B186]+([.C186]&lt;[.B186]))" office:value-type="time" office:time-value="PT00H00M00S" calcext:value-type="time">
            <text:p>00:0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7]-[.B187]+([.C187]&lt;[.B187]))" office:value-type="time" office:time-value="PT00H00M00S" calcext:value-type="time">
            <text:p>00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8]-[.B188]+([.C188]&lt;[.B188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9]-[.B189]+([.C189]&lt;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0]-[.B190]+([.C190]&lt;[.B190]))" office:value-type="time" office:time-value="PT00H00M00S" calcext:value-type="time">
            <text:p>00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1]-[.B191]+([.C191]&lt;[.B191]))" office:value-type="time" office:time-value="PT00H00M00S" calcext:value-type="time">
            <text:p>00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2]-[.B192]+([.C192]&lt;[.B192]))" office:value-type="time" office:time-value="PT00H00M00S" calcext:value-type="time">
            <text:p>00:0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3]-[.B193]+([.C193]&lt;[.B193]))" office:value-type="time" office:time-value="PT00H00M00S" calcext:value-type="time">
            <text:p>00:00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4]-[.B194]+([.C194]&lt;[.B194]))" office:value-type="time" office:time-value="PT00H00M00S" calcext:value-type="time">
            <text:p>00:0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5]-[.B195]+([.C195]&lt;[.B195]))" office:value-type="time" office:time-value="PT00H00M00S" calcext:value-type="time">
            <text:p>00:00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6]-[.B196]+([.C196]&lt;[.B196]))" office:value-type="time" office:time-value="PT00H00M00S" calcext:value-type="time">
            <text:p>00:0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7]-[.B197]+([.C197]&lt;[.B197]))" office:value-type="time" office:time-value="PT00H00M00S" calcext:value-type="time">
            <text:p>00:0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8]-[.B198]+([.C198]&lt;[.B198]))" office:value-type="time" office:time-value="PT00H00M00S" calcext:value-type="time">
            <text:p>00:00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9]-[.B199]+([.C199]&lt;[.B199]))" office:value-type="time" office:time-value="PT00H00M00S" calcext:value-type="time">
            <text:p>00:0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0]-[.B200]+([.C200]&lt;[.B200]))" office:value-type="time" office:time-value="PT00H00M00S" calcext:value-type="time">
            <text:p>00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1]-[.B201]+([.C201]&lt;[.B201]))" office:value-type="time" office:time-value="PT00H00M00S" calcext:value-type="time">
            <text:p>00:00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2]-[.B202]+([.C202]&lt;[.B202]))" office:value-type="time" office:time-value="PT00H00M00S" calcext:value-type="time">
            <text:p>00:0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3]-[.B203]+([.C203]&lt;[.B203]))" office:value-type="time" office:time-value="PT00H00M00S" calcext:value-type="time">
            <text:p>00:0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4]-[.B204]+([.C204]&lt;[.B204]))" office:value-type="time" office:time-value="PT00H00M00S" calcext:value-type="time">
            <text:p>00:0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5]-[.B205]+([.C205]&lt;[.B205]))" office:value-type="time" office:time-value="PT00H00M00S" calcext:value-type="time">
            <text:p>00:0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6]-[.B206]+([.C206]&lt;[.B206]))" office:value-type="time" office:time-value="PT00H00M00S" calcext:value-type="time">
            <text:p>00:0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7]-[.B207]+([.C207]&lt;[.B207]))" office:value-type="time" office:time-value="PT00H00M00S" calcext:value-type="time">
            <text:p>00:0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8]-[.B208]+([.C208]&lt;[.B208]))" office:value-type="time" office:time-value="PT00H00M00S" calcext:value-type="time">
            <text:p>00:0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9]-[.B209]+([.C209]&lt;[.B209]))" office:value-type="time" office:time-value="PT00H00M00S" calcext:value-type="time">
            <text:p>00:0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0]-[.B210]+([.C210]&lt;[.B210]))" office:value-type="time" office:time-value="PT00H00M00S" calcext:value-type="time">
            <text:p>00:0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1]-[.B211]+([.C211]&lt;[.B211]))" office:value-type="time" office:time-value="PT00H00M00S" calcext:value-type="time">
            <text:p>00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2]-[.B212]+([.C212]&lt;[.B212]))" office:value-type="time" office:time-value="PT00H00M00S" calcext:value-type="time">
            <text:p>00:0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3]-[.B213]+([.C213]&lt;[.B213]))" office:value-type="time" office:time-value="PT00H00M00S" calcext:value-type="time">
            <text:p>00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4]-[.B214]+([.C214]&lt;[.B214]))" office:value-type="time" office:time-value="PT00H00M00S" calcext:value-type="time">
            <text:p>00:0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5]-[.B215]+([.C215]&lt;[.B215]))" office:value-type="time" office:time-value="PT00H00M00S" calcext:value-type="time">
            <text:p>00:0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6]-[.B216]+([.C216]&lt;[.B216]))" office:value-type="time" office:time-value="PT00H00M00S" calcext:value-type="time">
            <text:p>00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7]-[.B217]+([.C217]&lt;[.B217]))" office:value-type="time" office:time-value="PT00H00M00S" calcext:value-type="time">
            <text:p>00:00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8]-[.B218]+([.C218]&lt;[.B218]))" office:value-type="time" office:time-value="PT00H00M00S" calcext:value-type="time">
            <text:p>00:0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9]-[.B219]+([.C219]&lt;[.B219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0]-[.B220]+([.C220]&lt;[.B220]))" office:value-type="time" office:time-value="PT00H00M00S" calcext:value-type="time">
            <text:p>00:00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1]-[.B221]+([.C221]&lt;[.B221]))" office:value-type="time" office:time-value="PT00H00M00S" calcext:value-type="time">
            <text:p>00:00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2]-[.B222]+([.C222]&lt;[.B222]))" office:value-type="time" office:time-value="PT00H00M00S" calcext:value-type="time">
            <text:p>00:00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3]-[.B223]+([.C223]&lt;[.B223]))" office:value-type="time" office:time-value="PT00H00M00S" calcext:value-type="time">
            <text:p>00:0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4]-[.B224]+([.C224]&lt;[.B224]))" office:value-type="time" office:time-value="PT00H00M00S" calcext:value-type="time">
            <text:p>00:00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5]-[.B225]+([.C225]&lt;[.B225]))" office:value-type="time" office:time-value="PT00H00M00S" calcext:value-type="time">
            <text:p>00:00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6]-[.B226]+([.C226]&lt;[.B226]))" office:value-type="time" office:time-value="PT00H00M00S" calcext:value-type="time">
            <text:p>00:0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7]-[.B227]+([.C227]&lt;[.B227]))" office:value-type="time" office:time-value="PT00H00M00S" calcext:value-type="time">
            <text:p>00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8]-[.B228]+([.C228]&lt;[.B228]))" office:value-type="time" office:time-value="PT00H00M00S" calcext:value-type="time">
            <text:p>00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9]-[.B229]+([.C229]&lt;[.B229]))" office:value-type="time" office:time-value="PT00H00M00S" calcext:value-type="time">
            <text:p>00:0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0]-[.B230]+([.C230]&lt;[.B230]))" office:value-type="time" office:time-value="PT00H00M00S" calcext:value-type="time">
            <text:p>00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1]-[.B231]+([.C231]&lt;[.B231]))" office:value-type="time" office:time-value="PT00H00M00S" calcext:value-type="time">
            <text:p>00:0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2]-[.B232]+([.C232]&lt;[.B232]))" office:value-type="time" office:time-value="PT00H00M00S" calcext:value-type="time">
            <text:p>00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3]-[.B233]+([.C233]&lt;[.B233]))" office:value-type="time" office:time-value="PT00H00M00S" calcext:value-type="time">
            <text:p>00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4]-[.B234]+([.C234]&lt;[.B234]))" office:value-type="time" office:time-value="PT00H00M00S" calcext:value-type="time">
            <text:p>00:0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5]-[.B235]+([.C235]&lt;[.B235]))" office:value-type="time" office:time-value="PT00H00M00S" calcext:value-type="time">
            <text:p>00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6]-[.B236]+([.C236]&lt;[.B236]))" office:value-type="time" office:time-value="PT00H00M00S" calcext:value-type="time">
            <text:p>00:0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7]-[.B237]+([.C237]&lt;[.B237]))" office:value-type="time" office:time-value="PT00H00M00S" calcext:value-type="time">
            <text:p>00:0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8]-[.B238]+([.C238]&lt;[.B238]))" office:value-type="time" office:time-value="PT00H00M00S" calcext:value-type="time">
            <text:p>00:00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9]-[.B239]+([.C239]&lt;[.B239]))" office:value-type="time" office:time-value="PT00H00M00S" calcext:value-type="time">
            <text:p>00:0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0]-[.B240]+([.C240]&lt;[.B240]))" office:value-type="time" office:time-value="PT00H00M00S" calcext:value-type="time">
            <text:p>00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1]-[.B241]+([.C241]&lt;[.B241]))" office:value-type="time" office:time-value="PT00H00M00S" calcext:value-type="time">
            <text:p>00:00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2]-[.B242]+([.C242]&lt;[.B242]))" office:value-type="time" office:time-value="PT00H00M00S" calcext:value-type="time">
            <text:p>00:0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3]-[.B243]+([.C243]&lt;[.B243]))" office:value-type="time" office:time-value="PT00H00M00S" calcext:value-type="time">
            <text:p>00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4]-[.B244]+([.C244]&lt;[.B244]))" office:value-type="time" office:time-value="PT00H00M00S" calcext:value-type="time">
            <text:p>00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5]-[.B245]+([.C245]&lt;[.B245]))" office:value-type="time" office:time-value="PT00H00M00S" calcext:value-type="time">
            <text:p>00:0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6]-[.B246]+([.C246]&lt;[.B246]))" office:value-type="time" office:time-value="PT00H00M00S" calcext:value-type="time">
            <text:p>00:0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7]-[.B247]+([.C247]&lt;[.B247]))" office:value-type="time" office:time-value="PT00H00M00S" calcext:value-type="time">
            <text:p>00:00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8]-[.B248]+([.C248]&lt;[.B248]))" office:value-type="time" office:time-value="PT00H00M00S" calcext:value-type="time">
            <text:p>00:0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9]-[.B249]+([.C249]&lt;[.B249]))" office:value-type="time" office:time-value="PT00H00M00S" calcext:value-type="time">
            <text:p>00:00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0]-[.B250]+([.C250]&lt;[.B250]))" office:value-type="time" office:time-value="PT00H00M00S" calcext:value-type="time">
            <text:p>00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1]-[.B251]+([.C251]&lt;[.B251]))" office:value-type="time" office:time-value="PT00H00M00S" calcext:value-type="time">
            <text:p>00:00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2]-[.B252]+([.C252]&lt;[.B252]))" office:value-type="time" office:time-value="PT00H00M00S" calcext:value-type="time">
            <text:p>00:0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3]-[.B253]+([.C253]&lt;[.B253]))" office:value-type="time" office:time-value="PT00H00M00S" calcext:value-type="time">
            <text:p>00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4]-[.B254]+([.C254]&lt;[.B254]))" office:value-type="time" office:time-value="PT00H00M00S" calcext:value-type="time">
            <text:p>00:00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5]-[.B255]+([.C255]&lt;[.B255]))" office:value-type="time" office:time-value="PT00H00M00S" calcext:value-type="time">
            <text:p>00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6]-[.B256]+([.C256]&lt;[.B256]))" office:value-type="time" office:time-value="PT00H00M00S" calcext:value-type="time">
            <text:p>00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7]-[.B257]+([.C257]&lt;[.B257]))" office:value-type="time" office:time-value="PT00H00M00S" calcext:value-type="time">
            <text:p>00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8]-[.B258]+([.C258]&lt;[.B258]))" office:value-type="time" office:time-value="PT00H00M00S" calcext:value-type="time">
            <text:p>00:00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9]-[.B259]+([.C259]&lt;[.B259]))" office:value-type="time" office:time-value="PT00H00M00S" calcext:value-type="time">
            <text:p>00:0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0]-[.B260]+([.C260]&lt;[.B260]))" office:value-type="time" office:time-value="PT00H00M00S" calcext:value-type="time">
            <text:p>00:0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1]-[.B261]+([.C261]&lt;[.B261]))" office:value-type="time" office:time-value="PT00H00M00S" calcext:value-type="time">
            <text:p>00:0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2]-[.B262]+([.C262]&lt;[.B262]))" office:value-type="time" office:time-value="PT00H00M00S" calcext:value-type="time">
            <text:p>00:00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3]-[.B263]+([.C263]&lt;[.B263]))" office:value-type="time" office:time-value="PT00H00M00S" calcext:value-type="time">
            <text:p>00:0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4]-[.B264]+([.C264]&lt;[.B264]))" office:value-type="time" office:time-value="PT00H00M00S" calcext:value-type="time">
            <text:p>00:0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5]-[.B265]+([.C265]&lt;[.B265]))" office:value-type="time" office:time-value="PT00H00M00S" calcext:value-type="time">
            <text:p>00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6]-[.B266]+([.C266]&lt;[.B266]))" office:value-type="time" office:time-value="PT00H00M00S" calcext:value-type="time">
            <text:p>00:00</text:p>
          </table:table-cell>
          <table:table-cell table:number-columns-repeated="10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7]-[.B267]+([.C267]&lt;[.B267]))" office:value-type="time" office:time-value="PT00H00M00S" calcext:value-type="time">
            <text:p>00:0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8]-[.B268]+([.C268]&lt;[.B268]))" office:value-type="time" office:time-value="PT00H00M00S" calcext:value-type="time">
            <text:p>00:0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9]-[.B269]+([.C269]&lt;[.B269]))" office:value-type="time" office:time-value="PT00H00M00S" calcext:value-type="time">
            <text:p>00:0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0]-[.B270]+([.C270]&lt;[.B270]))" office:value-type="time" office:time-value="PT00H00M00S" calcext:value-type="time">
            <text:p>00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1]-[.B271]+([.C271]&lt;[.B271]))" office:value-type="time" office:time-value="PT00H00M00S" calcext:value-type="time">
            <text:p>00:0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2]-[.B272]+([.C272]&lt;[.B272]))" office:value-type="time" office:time-value="PT00H00M00S" calcext:value-type="time">
            <text:p>00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3]-[.B273]+([.C273]&lt;[.B273]))" office:value-type="time" office:time-value="PT00H00M00S" calcext:value-type="time">
            <text:p>00:0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4]-[.B274]+([.C274]&lt;[.B274]))" office:value-type="time" office:time-value="PT00H00M00S" calcext:value-type="time">
            <text:p>00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5]-[.B275]+([.C275]&lt;[.B275]))" office:value-type="time" office:time-value="PT00H00M00S" calcext:value-type="time">
            <text:p>00:00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6]-[.B276]+([.C276]&lt;[.B276]))" office:value-type="time" office:time-value="PT00H00M00S" calcext:value-type="time">
            <text:p>00:00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7]-[.B277]+([.C277]&lt;[.B277]))" office:value-type="time" office:time-value="PT00H00M00S" calcext:value-type="time">
            <text:p>00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8]-[.B278]+([.C278]&lt;[.B278]))" office:value-type="time" office:time-value="PT00H00M00S" calcext:value-type="time">
            <text:p>00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tart Time</text:p>
          </table:table-cell>
          <table:table-cell table:style-name="ce12" office:value-type="string" calcext:value-type="string">
            <text:p>Stop Time</text:p>
          </table:table-cell>
          <table:table-cell table:style-name="ce12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1" table:formula="of:=TEXT(MAX([Sheet1.A$1:.A$1048576])-WEEKDAY(MAX([Sheet1.A$1:.A$1048576]))+1; &quot;&gt;0&quot;)" office:value-type="string" office:string-value="&gt;44535" calcext:value-type="string">
            <text:p>&gt;44535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 table:style-name="ce22"/>
          <table:table-cell table:style-name="ce2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2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op Time</text:p>
          </table:table-cell>
          <table:table-cell table:style-name="ce10" office:value-type="string" calcext:value-type="string">
            <text:p>Total Time</text:p>
          </table:table-cell>
          <table:table-cell/>
          <table:table-cell table:style-name="ce10" table:formula="of:=SUM([.D$1:.D$1048576])" office:value-type="time" office:time-value="PT11H25M00S" calcext:value-type="time">
            <text:p>11:25</text:p>
          </table:table-cell>
        </table:table-row>
        <table:table-row table:style-name="ro1">
          <table:table-cell table:style-name="ce1" office:value-type="date" office:date-value="2021-12-06" calcext:value-type="date">
            <text:p>06/12/2021</text:p>
          </table:table-cell>
          <table:table-cell table:style-name="ce3" office:value-type="time" office:time-value="PT16H10M00S" calcext:value-type="time">
            <text:p>04:10 PM</text:p>
          </table:table-cell>
          <table:table-cell table:style-name="ce3" office:value-type="time" office:time-value="PT19H00M00S" calcext:value-type="time">
            <text:p>07:00 PM</text:p>
          </table:table-cell>
          <table:table-cell table:style-name="ce9" table:formula="of:=([.C2]-[.B2]+([.C2]&lt;[.B2]))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6" calcext:value-type="date">
            <text:p>06/12/2021</text:p>
          </table:table-cell>
          <table:table-cell table:style-name="ce3" office:value-type="time" office:time-value="PT22H40M00S" calcext:value-type="time">
            <text:p>10:40 PM</text:p>
          </table:table-cell>
          <table:table-cell table:style-name="ce3" office:value-type="time" office:time-value="PT01H00M00S" calcext:value-type="time">
            <text:p>01:00 AM</text:p>
          </table:table-cell>
          <table:table-cell table:style-name="ce9" table:formula="of:=([.C3]-[.B3]+([.C3]&lt;[.B3]))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7" calcext:value-type="date">
            <text:p>07/12/2021</text:p>
          </table:table-cell>
          <table:table-cell table:style-name="ce3" office:value-type="time" office:time-value="PT14H45M00S" calcext:value-type="time">
            <text:p>02:45 PM</text:p>
          </table:table-cell>
          <table:table-cell table:style-name="ce3" office:value-type="time" office:time-value="PT15H30M00S" calcext:value-type="time">
            <text:p>03:30 PM</text:p>
          </table:table-cell>
          <table:table-cell table:style-name="ce9" table:formula="of:=([.C4]-[.B4]+([.C4]&lt;[.B4]))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7" calcext:value-type="date">
            <text:p>07/12/2021</text:p>
          </table:table-cell>
          <table:table-cell table:style-name="ce3" office:value-type="time" office:time-value="PT16H10M00S" calcext:value-type="time">
            <text:p>04:10 PM</text:p>
          </table:table-cell>
          <table:table-cell table:style-name="ce3" office:value-type="time" office:time-value="PT19H15M00S" calcext:value-type="time">
            <text:p>07:15 PM</text:p>
          </table:table-cell>
          <table:table-cell table:style-name="ce9" table:formula="of:=([.C5]-[.B5]+([.C5]&lt;[.B5]))" office:value-type="time" office:time-value="PT03H05M00S" calcext:value-type="time">
            <text:p>03:0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7" calcext:value-type="date">
            <text:p>07/12/2021</text:p>
          </table:table-cell>
          <table:table-cell table:style-name="ce3" office:value-type="time" office:time-value="PT21H35M00S" calcext:value-type="time">
            <text:p>09:35 PM</text:p>
          </table:table-cell>
          <table:table-cell table:style-name="ce3" office:value-type="time" office:time-value="PT00H00M00S" calcext:value-type="time">
            <text:p>12:00 AM</text:p>
          </table:table-cell>
          <table:table-cell table:style-name="ce9" table:formula="of:=([.C6]-[.B6]+([.C6]&lt;[.B6]))" office:value-type="time" office:time-value="PT02H25M00S" calcext:value-type="time">
            <text:p>02:25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44535" table:operator="&gt;" table:field-number="0"/>
            </table:filter-and>
          </table:filter>
        </table:database-range>
        <table:database-range table:name="__Anonymous_Sheet_DB__2" table:target-range-address="Sheet3.A1:Sheet3.D6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4:43:49.2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1-12-08T17:42:05.653000000</dc:date>
    <meta:editing-duration>P148DT15H29M20S</meta:editing-duration>
    <meta:editing-cycles>596</meta:editing-cycles>
    <meta:generator>LibreOffice/7.2.0.4$Windows_X86_64 LibreOffice_project/9a9c6381e3f7a62afc1329bd359cc48accb6435b</meta:generator>
    <meta:document-statistic meta:table-count="3" meta:cell-count="785" meta:object-count="0"/>
  </office:meta>
</office:document-meta>
</file>